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Helvetica, sans-serif, serif, EmojiFont"/>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 prénom</text:p>
      <text:p text:style-name="Standard">Adresse perso</text:p>
      <text:p text:style-name="Standard">CP, ville, pays</text:p>
      <text:p text:style-name="Standard">téléphone</text:p>
      <text:p text:style-name="Standard">email</text:p>
      <text:p text:style-name="Standard"/>
      <text:p text:style-name="Standard">Entreprise associée 1 </text:p>
      <text:p text:style-name="Standard">Entreprise associée 2 etc.</text:p>
      <text:p text:style-name="P1">(lien vers la fiche entreprise)</text:p>
      <text:p text:style-name="P2"/>
      <text:p text:style-name="P2">Remarque </text:p>
      <text:p text:style-name="P2">envoi systématique (« all » ou par genre)</text:p>
      <text:p text:style-name="P3"/>
      <text:p text:style-name="Standard">Liste des SP</text:p>
      <text:p text:style-name="Standard">Titre du livre<text:tab/>envoi (case à cocher si envoi)<text:tab/>champs contact (individu ou entreprise, il faudrait que ça se remplisse automatiquement quand on coche la case envoi selon si c'est sur la fiche contact ou entreprise)<text:tab/>champs envoi (en « char » : date ou « inconnu »)</text:p>
      <text:p text:style-name="P1">(lier la case et les champs à la table « Envoi » pour mettre à jour automatiquement, si le champs d'envoi est vide pour plusieurs livres = envoi groupé)</text:p>
      <text:p text:style-name="P1"/>
      <text:p text:style-name="P1">ATTENTION ! Parfois, les structures et leurs contacts sont tous les deux notés en « envois systématiques » sur le tableur, dans ce cas il faudrait soit qu'il y ait un système de priorité qui annule un des envois puisque les fiches sont associées, soit on n'en met qu'un des deux en envoi systématique sur la base de donnée en notant en remarque sur l'autre fiche que c'est aussi un envoi systématique au cas où il y aurait un changement d'empl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Helvetica, sans-serif, serif, EmojiFont"/>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e Laborde</meta:initial-creator>
    <meta:creation-date>2017-08-15T14:39:49.26</meta:creation-date>
    <dc:date>2017-08-15T15:16:00.99</dc:date>
    <dc:creator>Morgane Laborde</dc:creator>
    <meta:editing-duration>PT7M6S</meta:editing-duration>
    <meta:editing-cycles>1</meta:editing-cycles>
    <meta:generator>LibreOffice/5.0.6.2$Linux_X86_64 LibreOffice_project/00$Build-2</meta:generator>
    <meta:document-statistic meta:table-count="0" meta:image-count="0" meta:object-count="0" meta:page-count="1" meta:paragraph-count="14" meta:word-count="191" meta:character-count="1053" meta:non-whitespace-character-count="874"/>
  </office:meta>
</office:document-meta>
</file>